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font-weight="bold" officeooo:rsid="001b2f5f" officeooo:paragraph-rsid="001b2f5f" style:font-size-asian="12pt" style:font-weight-asian="bold" style:font-size-complex="12pt" style:font-weight-complex="bold"/>
    </style:style>
    <style:style style:name="P2" style:family="paragraph" style:parent-style-name="Standard">
      <style:text-properties fo:font-size="12pt" fo:font-weight="normal" officeooo:rsid="0019b7af" officeooo:paragraph-rsid="0019b7af" style:font-size-asian="12pt" style:font-weight-asian="normal" style:font-size-complex="12pt" style:font-weight-complex="normal"/>
    </style:style>
    <style:style style:name="P3" style:family="paragraph" style:parent-style-name="Standard">
      <style:text-properties fo:font-size="12pt" fo:font-weight="normal" officeooo:rsid="001b2f5f" officeooo:paragraph-rsid="001b2f5f" style:font-size-asian="12pt" style:font-weight-asian="normal" style:font-size-complex="12pt" style:font-weight-complex="normal"/>
    </style:style>
    <style:style style:name="P4" style:family="paragraph" style:parent-style-name="Standard">
      <style:paragraph-properties fo:break-before="page"/>
      <style:text-properties fo:font-size="12pt" fo:font-weight="normal" officeooo:rsid="001b2f5f" officeooo:paragraph-rsid="001b2f5f" style:font-size-asian="12pt" style:font-weight-asian="normal" style:font-size-complex="12pt" style:font-weight-complex="normal"/>
    </style:style>
    <style:style style:name="P5" style:family="paragraph" style:parent-style-name="Standard">
      <style:paragraph-properties fo:margin-left="0cm" fo:margin-right="0cm" fo:widows="1" fo:text-indent="0cm" style:auto-text-indent="false"/>
      <style:text-properties fo:font-size="12pt" fo:font-weight="normal" officeooo:rsid="001b2f5f" officeooo:paragraph-rsid="001b2f5f" style:font-size-asian="12pt" style:font-weight-asian="normal" style:font-size-complex="12pt" style:font-weight-complex="normal"/>
    </style:style>
    <style:style style:name="P6" style:family="paragraph" style:parent-style-name="Standard">
      <style:paragraph-properties fo:margin-left="0cm" fo:margin-right="0cm" fo:widows="1" fo:text-indent="0cm" style:auto-text-indent="false"/>
      <style:text-properties fo:font-size="12pt" fo:font-weight="normal" officeooo:rsid="001c05ef" officeooo:paragraph-rsid="001c05ef" style:font-size-asian="12pt" style:font-weight-asian="normal" style:font-size-complex="12pt" style:font-weight-complex="normal"/>
    </style:style>
    <style:style style:name="P7" style:family="paragraph" style:parent-style-name="Standard">
      <style:paragraph-properties fo:margin-left="0cm" fo:margin-right="0cm" fo:widows="1" fo:text-indent="0cm" style:auto-text-indent="false"/>
      <style:text-properties fo:font-size="12pt" fo:font-weight="bold" officeooo:rsid="001b2f5f" officeooo:paragraph-rsid="001b2f5f" style:font-size-asian="12pt" style:font-weight-asian="bold" style:font-size-complex="12pt" style:font-weight-complex="bold"/>
    </style:style>
    <style:style style:name="P8" style:family="paragraph" style:parent-style-name="Standard">
      <style:paragraph-properties fo:margin-left="0cm" fo:margin-right="0cm" fo:widows="1" fo:text-indent="0cm" style:auto-text-indent="false"/>
      <style:text-properties fo:font-size="12pt" fo:font-weight="bold" officeooo:rsid="001c05ef" officeooo:paragraph-rsid="001c05ef" style:font-size-asian="12pt" style:font-weight-asian="bold" style:font-size-complex="12pt" style:font-weight-complex="bold"/>
    </style:style>
    <style:style style:name="P9" style:family="paragraph" style:parent-style-name="Standard">
      <style:paragraph-properties fo:margin-left="0cm" fo:margin-right="0cm" fo:widows="1" fo:text-indent="0cm" style:auto-text-indent="false"/>
      <style:text-properties style:font-name="Liberation Serif" fo:font-size="12pt" fo:font-weight="normal" officeooo:rsid="001c05ef" officeooo:paragraph-rsid="001c05ef" style:font-size-asian="12pt" style:font-weight-asian="normal" style:font-size-complex="12pt" style:font-weight-complex="normal"/>
    </style:style>
    <style:style style:name="P10" style:family="paragraph" style:parent-style-name="Standard">
      <style:paragraph-properties fo:margin-left="0cm" fo:margin-right="0cm" fo:widows="1" fo:text-indent="0cm" style:auto-text-indent="false"/>
      <style:text-properties style:font-name="Liberation Serif" fo:font-size="12pt" fo:font-weight="normal" officeooo:paragraph-rsid="001c05ef"/>
    </style:style>
    <style:style style:name="P11" style:family="paragraph" style:parent-style-name="Standard">
      <style:paragraph-properties fo:margin-left="0cm" fo:margin-right="0cm" fo:widows="1" fo:text-indent="0cm" style:auto-text-indent="false"/>
      <style:text-properties style:font-name="Liberation Serif" fo:font-size="12pt" fo:font-weight="normal" officeooo:rsid="001c3a07" officeooo:paragraph-rsid="001c3a07" style:font-weight-asian="normal" style:font-weight-complex="normal"/>
    </style:style>
    <style:style style:name="P12" style:family="paragraph" style:parent-style-name="Standard">
      <style:paragraph-properties fo:margin-left="0cm" fo:margin-right="0cm" fo:widows="1" fo:text-indent="0cm" style:auto-text-indent="false"/>
      <style:text-properties style:font-name="Liberation Serif" fo:font-size="12pt" fo:font-weight="bold" officeooo:rsid="001c3a07" officeooo:paragraph-rsid="001c3a07" style:font-weight-asian="bold" style:font-weight-complex="bold"/>
    </style:style>
    <style:style style:name="P13" style:family="paragraph" style:parent-style-name="Standard">
      <style:paragraph-properties fo:margin-left="1cm" fo:margin-right="0cm" fo:widows="1" fo:text-indent="0cm" style:auto-text-indent="false"/>
      <style:text-properties fo:font-variant="normal" fo:text-transform="none" fo:color="#222222" fo:font-size="12pt" fo:letter-spacing="normal" fo:font-style="normal" fo:font-weight="normal" style:font-size-asian="12pt" style:font-weight-asian="normal" style:font-size-complex="12pt" style:font-weight-complex="normal"/>
    </style:style>
    <style:style style:name="P14" style:family="paragraph" style:parent-style-name="Standard" style:master-page-name="">
      <style:paragraph-properties fo:margin-left="1cm" fo:margin-right="0cm" fo:text-indent="0cm" style:auto-text-indent="false" style:page-number="auto"/>
      <style:text-properties fo:font-variant="normal" fo:text-transform="none" fo:color="#222222" fo:font-size="12pt" fo:letter-spacing="normal" fo:font-style="normal" fo:font-weight="normal" officeooo:rsid="001b2f5f" officeooo:paragraph-rsid="001b2f5f" style:font-size-asian="12pt" style:font-weight-asian="normal" style:font-size-complex="12pt" style:font-weight-complex="normal"/>
    </style:style>
    <style:style style:name="T1" style:family="text">
      <style:text-properties fo:font-variant="normal" fo:text-transform="none" fo:color="#222222" fo:letter-spacing="normal" fo:font-style="normal"/>
    </style:style>
    <style:style style:name="T2" style:family="text">
      <style:text-properties fo:font-variant="normal" fo:text-transform="none" fo:color="#222222" fo:letter-spacing="normal" fo:font-style="normal" officeooo:rsid="001c05ef"/>
    </style:style>
    <style:style style:name="T3" style:family="text">
      <style:text-properties fo:font-variant="normal" fo:text-transform="none" fo:color="#222222" fo:letter-spacing="normal" fo:font-style="normal" officeooo:rsid="001c29eb"/>
    </style:style>
    <style:style style:name="T4" style:family="text">
      <style:text-properties fo:font-variant="normal" fo:text-transform="none" fo:color="#222222" fo:letter-spacing="normal" fo:font-style="normal" officeooo:rsid="001e006a"/>
    </style:style>
    <style:style style:name="T5" style:family="text">
      <style:text-properties officeooo:rsid="001c05ef"/>
    </style:style>
    <style:style style:name="T6" style:family="text">
      <style:text-properties officeooo:rsid="001c05ef"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terature Review: Key Research Issues for Reconfigurable Network-on-Chip (Read 1)</text:p>
      <text:p text:style-name="P2"/>
      <text:p text:style-name="P2"><text:tab/>The paper describes the design and limitations of RnoC. A few methods have been discussed related to configuration of NoC. But none of them have reusable design methodlog in the current form. These NoC designs are specific to applications. In the papaer an overview of the existing work and current work has been presented. <text:s/></text:p>
      <text:p text:style-name="P4">FAQ Regarding Krypton (Installation and usage)</text:p>
      <text:p text:style-name="P3"/>
      <text:p text:style-name="P1">1. After connecting the Board to my PC running Windows XP, 7, 8 or 8.1, I do not get a “New Hardware Installation Wizard”, What should I do?</text:p>
      <text:p text:style-name="P1"/>
      <text:p text:style-name="P3">Ans. Dont worry its a very normal thing that can happen with anyone. To install the driver for the for the hardware connect i.e. Krypton just open device manager and track the changes before and after connecting Krypton via USB cable. Once you know the changes you must see yellow exclamation sign for a few devices. You just need to right click in these devices and click on update driver by giving the path to the CDM driver folder. Follow the step by step process if the above is not clear.</text:p>
      <text:p text:style-name="P3"/>
      <text:p text:style-name="P14">1. After connecting the board to the Windows 7 machine if you are not getting the "New harware found" Wizard, then you just need to to install the drivers manually for that Right click on "My Computer"</text:p>
      <text:p text:style-name="P13"/>
      <text:p text:style-name="P13">2. Then go to "Properties"</text:p>
      <text:p text:style-name="P13"/>
      <text:p text:style-name="P13">3. Then click on "Device Manager" top left corner.</text:p>
      <text:p text:style-name="P13"/>
      <text:p text:style-name="P13">4. Now when the board is connected and is in power on mode you shall see yellow exclamation sign those are the devices for which drivers need to be installed. So right click on such exclamation sign and click update driver and select the driver location manually.</text:p>
      <text:p text:style-name="P13"/>
      <text:p text:style-name="P13">5. You might need to repeat this for all the drivers that are marked with yellow exclamation in device manager. </text:p>
      <text:p text:style-name="P13"/>
      <text:p text:style-name="P13">6. Once all the drivers are installed (that is no exclamation marks in device manager) then open urJTAG and run the respective commands "cable ft2232 etc...."</text:p>
      <text:p text:style-name="P13"/>
      <text:p text:style-name="P7">2. “cable FT2232” command in urJTAG shell cannot detect the connected cable. What shall I do?</text:p>
      <text:p text:style-name="P7"/>
      <text:p text:style-name="P5">Ans. Well, there might be many reasons to this error. </text:p>
      <text:p text:style-name="P5"><text:tab/></text:p>
      <text:p text:style-name="P5">I. Your drivers might not the installed <text:span text:style-name="T5">properly follow the process given in point 1 above.</text:span></text:p>
      <text:p text:style-name="P6">II. Your USB port might not be working as it should, try changing the USB port.</text:p>
      <text:p text:style-name="P6">III. Your USB cable might not be working, try changing that.</text:p>
      <text:p text:style-name="P6">IV. Your PC might not be supporting the USB communication due to security issues, try detecting the board in some other PC.</text:p>
      <text:p text:style-name="P6">V. Check power inicating LED on board. 3 leds should glow whenever the board in powered on One just near the power switch and 2 LEDs on the top MAX V daughter board. If at all any of the LEDs not glowing power of at once and check for any short circuits on board. Do not use the board in this condition.</text:p>
      <text:p text:style-name="P6"/>
      <text:p text:style-name="P8">3. I am very new to Reconfigurable Hardware design and configuration, Where shal I beging learning?</text:p>
      <text:p text:style-name="P8"/>
      <text:p text:style-name="P9">Ans. Plenty of good online resourse is available to start learning HDL Verilog or VHDL, Of course you need to have a basic knowledge of Digital Logic design. Apart from that to use Krypton you just need to simple things like carefully reading the user manual. </text:p>
      <text:p text:style-name="P10"><text:span text:style-name="T6"><text:tab/></text:span><text:span text:style-name="T1">If you follow the instructions, then </text:span><text:span text:style-name="T2">playing</text:span><text:span text:style-name="T1"> a</text:span><text:span text:style-name="T2">round</text:span><text:span text:style-name="T1"> with the </text:span><text:span text:style-name="T2">on board peripherals</text:span><text:span text:style-name="T1"> is safe and </text:span><text:soft-page-break/><text:span text:style-name="T1">fun. Randomly plugging wires and power sources into your </text:span><text:span text:style-name="T2">Krypton</text:span><text:span text:style-name="T1">, however, may </text:span><text:span text:style-name="T2">damage</text:span><text:span text:style-name="T1"> it </text:span><text:span text:style-name="T2">or your PC</text:span><text:span text:style-name="T1">. Bad things can also happen if you try to connect things to your </text:span><text:span text:style-name="T2">Krypton</text:span><text:span text:style-name="T1"> that use a lot of power; LEDs are fine, motors are not. </text:span><text:span text:style-name="T2">Whenever using the GPIO pins please remember the operation voltage of the device which is 3.3 V. Never supply more than 3.3 V as input to krypton, that will surely damage the Board. </text:span><text:span text:style-name="T3">GPIOs are not Pulled up/down, you need to take care of that whenever expernal peripheral interfacing is required.</text:span></text:p>
      <text:p text:style-name="P10"/>
      <text:p text:style-name="P12"><text:span text:style-name="T3">4. </text:span><text:span text:style-name="T1">What kind of application can I develop using Krypton?</text:span></text:p>
      <text:p text:style-name="P12"/>
      <text:p text:style-name="P11"><text:span text:style-name="T1">Ans. A </text:span><text:span text:style-name="T4">number of applications based on peripheral interfacing have been developed. There is a lot of scope for application development using Krypton. The hot socketed design helps changing this CPLD with a larger and a resourcefull CPLD or FPGA. Also will help in custonm application development given access to all GPIOs. Refer Usermanual for th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2:46:57.968334865</meta:creation-date>
    <dc:date>2015-03-13T14:38:44.084547534</dc:date>
    <meta:editing-duration>PT32M4S</meta:editing-duration>
    <meta:editing-cycles>2</meta:editing-cycles>
    <meta:generator>LibreOffice/4.2.7.2$Linux_X86_64 LibreOffice_project/420m0$Build-2</meta:generator>
    <meta:document-statistic meta:table-count="0" meta:image-count="0" meta:object-count="0" meta:page-count="3" meta:paragraph-count="24" meta:word-count="725" meta:character-count="4092" meta:non-whitespace-character-count="3381"/>
  </office:meta>
</office:document-meta>
</file>